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1_1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?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31 July 1874</text:p>
      <text:p text:style-name="P5">Month<text:tab/><text:tab/><text:tab/><text:tab/><text:tab/><text:tab/>July</text:p>
      <text:p text:style-name="P5">Year<text:tab/><text:tab/><text:tab/><text:tab/><text:tab/><text:tab/>1874</text:p>
      <text:p text:style-name="P5">Hebrew Date<text:tab/><text:tab/><text:tab/><text:tab/><text:tab/></text:p>
      <text:p text:style-name="P5">Undated</text:p>
      <text:p text:style-name="P5">City<text:tab/><text:tab/><text:tab/><text:tab/><text:tab/><text:tab/>Richmond</text:p>
      <text:p text:style-name="P5">State<text:tab/><text:tab/><text:tab/><text:tab/><text:tab/><text:tab/>Virginia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Richmond Va July 31</text:span><text:span text:style-name="T2">st</text:span><text:span text:style-name="T1"> 874/</text:span></text:p>
      <text:p text:style-name="P3"><text:span text:style-name="T1"/></text:p>
      <text:p text:style-name="P3"><text:span text:style-name="T1">Rev. S. Morais Pha/</text:span></text:p>
      <text:p text:style-name="P3"><text:span text:style-name="T1"/></text:p>
      <text:p text:style-name="P2"><text:span text:style-name="T1"><text:tab/>My dear friend!/</text:span></text:p>
      <text:p text:style-name="P2"><text:span text:style-name="T1"/></text:p>
      <text:p text:style-name="P2"><text:span text:style-name="T1">It was not my fault, that I did not answer/ your letter and did not comply with your wishes/ immediately, for I was absent, and Mr Haser/ (who promised to take the book along) was pre/vented to leave, but is now in Pha at Mr./ Is. Cohen Girard Av. Shoe store near second st)./ <text:s/>I hope that you are by receiving this letter/ in possession of the [Hebrew]. <text:s/>It is the edition/ of [Hebrew] in Berlin./</text:span></text:p>
      <text:p text:style-name="P2"><text:span text:style-name="T1">I have some other books viz: [Hebrew] [crossed-out: from] of/ Salomo de Oliveyra. <text:s/>His poetry reminds on Gabirol/ (see a sketch of his life in Frankels monthly/ 1861. page 432.) [Hebrew] [crossed-out: from] of [Hebrew] on/ the same style as Immannel &amp; Dante./</text:span></text:p>
      <text:p text:style-name="P2"><text:span text:style-name="T1"/></text:p>
      <text:p text:style-name="P2"><text:span text:style-name="T1">[Page 2]</text:span></text:p>
      <text:p text:style-name="P2"><text:span text:style-name="T1">The second part [Hebrew] of Jacob Daniel/ Olmo from Fisaro (Metz [Hebrew]) [Hebrew] of/ Nerachyah Manakdan, all our others are at/ your disposal, and am pled[?] to assisst[sic] you./ <text:s/>Your sketches are not only pleasant but instruc/tive and you deserve great praise for it./ <text:s/>Please do not forgett[sic] to send me back/ the [Hebrew] of Saadyah with the same Mr/ Haser./</text:span></text:p>
      <text:p text:style-name="P2"><text:span text:style-name="T1">Have you a large [Hebrew] (Lamberg edition) with all [Hebrew]?/ <text:s/>I would like to exchange them for some other/ valuable books/</text:span></text:p>
      <text:p text:style-name="P2"><text:span text:style-name="T1">To morrow please God, I will preach on “My/ walls</text:span><text:span text:style-name="T3">„ (Is. 49,16) [?] &amp; [Hebrew] of [?]./</text:span></text:p>
      <text:p text:style-name="P2"><text:span text:style-name="T3">I hope to pass through Pha. in a short/ time./</text:span></text:p>
      <text:p text:style-name="P2"><text:span text:style-name="T3">God bless you and all of yours!/</text:span></text:p>
      <text:p text:style-name="P2"><text:span text:style-name="T3"><text:tab/><text:tab/><text:tab/>Your friend/</text:span></text:p>
      <text:p text:style-name="P2"><text:span text:style-name="T3"><text:tab/><text:tab/><text:tab/>De[?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0T13:04:13</meta:creation-date>
    <dc:date>2009-05-20T13:14:27</dc:date>
    <dc:language>en-US</dc:language>
    <meta:editing-cycles>2</meta:editing-cycles>
    <meta:editing-duration>PT10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3" meta:word-count="415" meta:character-count="2668"/>
  </office:meta>
</office:document-meta>
</file>